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727ad3" officeooo:paragraph-rsid="00107a42"/>
    </style:style>
    <style:style style:name="P2" style:family="paragraph" style:parent-style-name="Standard">
      <style:text-properties fo:language="en" fo:country="US" officeooo:rsid="0038a1fe" officeooo:paragraph-rsid="00107a42"/>
    </style:style>
    <style:style style:name="P3" style:family="paragraph" style:parent-style-name="Standard">
      <style:text-properties fo:language="en" fo:country="US" officeooo:rsid="003a4d1b" officeooo:paragraph-rsid="00107a42"/>
    </style:style>
    <style:style style:name="P4" style:family="paragraph" style:parent-style-name="Standard">
      <style:text-properties fo:language="en" fo:country="US" officeooo:rsid="002cfe35" officeooo:paragraph-rsid="00107a42"/>
    </style:style>
    <style:style style:name="P5" style:family="paragraph" style:parent-style-name="Standard">
      <style:text-properties fo:language="en" fo:country="US" officeooo:rsid="00377aa5" officeooo:paragraph-rsid="00107a42"/>
    </style:style>
    <style:style style:name="P6" style:family="paragraph" style:parent-style-name="Standard">
      <style:text-properties fo:language="en" fo:country="US" officeooo:rsid="003d0101" officeooo:paragraph-rsid="00107a42" style:font-size-asian="10.5pt"/>
    </style:style>
    <style:style style:name="P7" style:family="paragraph" style:parent-style-name="Standard">
      <style:text-properties fo:language="en" fo:country="US" officeooo:rsid="00122f95" officeooo:paragraph-rsid="00122f95" style:font-size-asian="10.5pt"/>
    </style:style>
    <style:style style:name="T1" style:family="text">
      <style:text-properties officeooo:rsid="006f3fb9"/>
    </style:style>
    <style:style style:name="T2" style:family="text">
      <style:text-properties officeooo:rsid="003baab6"/>
    </style:style>
    <style:style style:name="T3" style:family="text">
      <style:text-properties officeooo:rsid="003d41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:</text:p>
      <text:p text:style-name="P2"/>
      <text:p text:style-name="P2"/>
      <text:p text:style-name="P2">Sia Jensen che Brugem in realtà usano homogenization ma alla fine il tensore K ha un unica componente ( lo modellano al variare di porosity) perciò forse nn è giusto includerli in tensorial approach…</text:p>
      <text:p text:style-name="P2"/>
      <text:p text:style-name="P3">Remember to talk about:</text:p>
      <text:p text:style-name="P3">- anisotropy: the K or Cd shoul vary in space inside the coating</text:p>
      <text:p text:style-name="P3">- interface: how to couple the two models <text:span text:style-name="T2">(hai gia scritto un report…)</text:span></text:p>
      <text:p text:style-name="P3">- <text:span text:style-name="T3">multiple scales (homogenization)</text:span></text:p>
      <text:p text:style-name="P3">- <text:span text:style-name="T3">FSI (the drag term in the vans is directly generated by the equations, you have to couple some mechanical solver to this)</text:span></text:p>
      <text:p text:style-name="P4"/>
      <text:p text:style-name="P5">(Control Mortazavi)</text:p>
      <text:p text:style-name="P6">Parla del fatto che le VANS sono state applicate in moltissimi altri ambiti, (termico, multifase, acustica,.. ) e in generale sono una teoria matura; al contrario dell’approccio canopy che nn deriva da un formalismo ma è sostanzialmente un fitting sui dati sperimen<text:span text:style-name="T1">tali</text:span></text:p>
      <text:p text:style-name="P6"/>
      <text:p text:style-name="P7">Parla in modo estensivo dei metodi DACE e Kriging e KDtre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6:36:00.694980199</meta:creation-date>
    <dc:date>2017-09-27T18:14:54.932103581</dc:date>
    <meta:editing-duration>PT4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47" meta:character-count="866" meta:non-whitespace-character-count="729"/>
  </office:meta>
</office:document-meta>
</file>